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arial" svg:font-family="arial, sans-serif"/>
  </office:font-face-decls>
  <office:automatic-styles>
    <style:style style:name="P1" style:family="paragraph" style:parent-style-name="Contents_20_2">
      <style:paragraph-properties>
        <style:tab-stops>
          <style:tab-stop style:position="6.6929in" style:type="right" style:leader-style="dotted" style:leader-text="."/>
        </style:tab-stops>
      </style:paragraph-properties>
    </style:style>
    <style:style style:name="P2" style:family="paragraph" style:parent-style-name="Contents_20_3">
      <style:paragraph-properties>
        <style:tab-stops>
          <style:tab-stop style:position="6.6929in" style:type="right" style:leader-style="dotted" style:leader-text="."/>
        </style:tab-stops>
      </style:paragraph-properties>
    </style:style>
    <style:style style:name="P3" style:family="paragraph" style:parent-style-name="Footer">
      <style:paragraph-properties fo:text-align="center" style:justify-single-word="false"/>
    </style:style>
    <style:style style:name="P4" style:family="paragraph" style:parent-style-name="Heading_20_1" style:list-style-name="WWNum2"/>
    <style:style style:name="P5" style:family="paragraph" style:parent-style-name="Heading_20_1" style:list-style-name="WWNum2">
      <style:paragraph-properties fo:break-before="page"/>
    </style:style>
    <style:style style:name="P6" style:family="paragraph" style:parent-style-name="Heading_20_1" style:list-style-name="WWNum2">
      <style:paragraph-properties fo:margin-left="0in" fo:margin-right="0in" fo:text-indent="0.0492in" style:auto-text-indent="false" fo:break-before="page"/>
    </style:style>
    <style:style style:name="P7" style:family="paragraph" style:parent-style-name="Heading_20_1" style:list-style-name="">
      <style:paragraph-properties fo:margin-left="0in" fo:margin-right="0in" fo:text-indent="0in" style:auto-text-indent="false" fo:break-before="page"/>
    </style:style>
    <style:style style:name="P8" style:family="paragraph" style:parent-style-name="Heading_20_2" style:list-style-name="WWNum1">
      <style:paragraph-properties fo:margin-left="0in" fo:margin-right="0in" fo:text-indent="0in" style:auto-text-indent="false"/>
    </style:style>
    <style:style style:name="P9" style:family="paragraph" style:parent-style-name="Heading_20_2" style:list-style-name="WWNum1">
      <style:paragraph-properties fo:margin-left="0in" fo:margin-right="0in" fo:margin-top="0.2362in" fo:margin-bottom="0.0835in" style:contextual-spacing="false" fo:text-indent="0in" style:auto-text-indent="false"/>
    </style:style>
    <style:style style:name="P10" style:family="paragraph" style:parent-style-name="Heading_20_2" style:list-style-name="">
      <style:paragraph-properties fo:margin-left="0in" fo:margin-right="0in" fo:text-indent="0in" style:auto-text-indent="false"/>
    </style:style>
    <style:style style:name="P11" style:family="paragraph" style:parent-style-name="Heading_20_3" style:list-style-name="WWNum2"/>
    <style:style style:name="P12" style:family="paragraph" style:parent-style-name="Standard">
      <style:paragraph-properties fo:margin-top="0in" fo:margin-bottom="0.0835in" style:contextual-spacing="false" fo:line-height="100%"/>
      <style:text-properties style:font-name="Times New Roman" fo:font-size="12pt" style:font-name-asian="Calibri1" style:font-size-asian="12pt" style:rfc-language-tag-asian="x-none" style:font-name-complex="Times New Roman2" style:font-size-complex="12pt"/>
    </style:style>
    <style:style style:name="P13" style:family="paragraph" style:parent-style-name="Standard">
      <style:paragraph-properties fo:margin-top="0in" fo:margin-bottom="0in" style:contextual-spacing="false" fo:line-height="100%" fo:text-align="justify" style:justify-single-word="false"/>
      <style:text-properties style:font-name="Times New Roman" fo:font-size="12pt" style:font-name-asian="Calibri1" style:font-size-asian="12pt" style:language-asian="ru" style:country-asian="RU" style:font-name-complex="Times New Roman2" style:font-size-complex="12pt"/>
    </style:style>
    <style:style style:name="P14" style:family="paragraph" style:parent-style-name="Standard">
      <style:paragraph-properties fo:margin-top="0in" fo:margin-bottom="0in" style:contextual-spacing="false" fo:line-height="100%"/>
      <style:text-properties style:font-name="Times New Roman" fo:font-size="12pt" style:font-name-asian="Calibri1" style:font-size-asian="12pt" style:language-asian="ru" style:country-asian="RU" style:font-name-complex="Times New Roman2" style:font-size-complex="12pt"/>
    </style:style>
    <style:style style:name="P15" style:family="paragraph" style:parent-style-name="Standard">
      <style:paragraph-properties fo:margin-top="0in" fo:margin-bottom="0in" style:contextual-spacing="false" fo:line-height="100%" fo:text-align="center" style:justify-single-word="false">
        <style:tab-stops>
          <style:tab-stop style:position="1.1161in"/>
        </style:tab-stops>
      </style:paragraph-properties>
      <style:text-properties style:font-name="Times New Roman" fo:font-size="12pt" fo:font-weight="bold" style:font-name-asian="Calibri1" style:font-size-asian="12pt" style:language-asian="ru" style:country-asian="RU" style:font-weight-asian="bold" style:font-name-complex="Times New Roman2" style:font-size-complex="12pt"/>
    </style:style>
    <style:style style:name="P16" style:family="paragraph" style:parent-style-name="Standard">
      <style:paragraph-properties fo:text-align="justify" style:justify-single-word="false">
        <style:tab-stops>
          <style:tab-stop style:position="1.1161in"/>
        </style:tab-stops>
      </style:paragraph-properties>
      <style:text-properties style:font-name="Times New Roman" fo:font-size="12pt" style:text-underline-style="solid" style:text-underline-width="auto" style:text-underline-color="font-color" fo:font-weight="bold" style:font-name-asian="Calibri1" style:font-size-asian="12pt" style:language-asian="ru" style:country-asian="RU" style:font-weight-asian="bold" style:font-name-complex="Times New Roman2" style:font-size-complex="12pt"/>
    </style:style>
    <style:style style:name="P17" style:family="paragraph" style:parent-style-name="Standard">
      <style:paragraph-properties fo:margin-top="0in" fo:margin-bottom="0.0835in" style:contextual-spacing="false" fo:line-height="100%" fo:text-align="center" style:justify-single-word="false"/>
      <style:text-properties style:font-name="Times New Roman" fo:font-size="10pt" style:font-name-asian="Calibri1" style:font-size-asian="10pt" style:rfc-language-tag-asian="x-none" style:font-name-complex="Times New Roman2" style:font-size-complex="10pt"/>
    </style:style>
    <style:style style:name="P18" style:family="paragraph" style:parent-style-name="Standard">
      <style:paragraph-properties fo:margin-top="0in" fo:margin-bottom="0in" style:contextual-spacing="false" fo:line-height="100%" fo:text-align="justify" style:justify-single-word="false"/>
      <style:text-properties style:font-name="Times New Roman" fo:font-weight="bold" style:font-name-asian="Calibri1" style:language-asian="ru" style:country-asian="RU" style:font-weight-asian="bold" style:font-name-complex="Times New Roman2"/>
    </style:style>
    <style:style style:name="P19" style:family="paragraph" style:parent-style-name="Standard">
      <style:paragraph-properties fo:margin-left="1.6736in" fo:margin-right="0in" fo:margin-top="0in" fo:margin-bottom="0in" style:contextual-spacing="false" fo:line-height="100%" fo:text-align="center" style:justify-single-word="false" fo:text-indent="0in" style:auto-text-indent="false"/>
      <style:text-properties fo:text-transform="uppercase" style:font-name="Times New Roman" fo:font-size="12pt" fo:font-weight="bold" style:font-name-asian="Calibri1" style:font-size-asian="12pt" style:rfc-language-tag-asian="x-none" style:font-weight-asian="bold" style:font-name-complex="Times New Roman2" style:font-size-complex="12pt"/>
    </style:style>
    <style:style style:name="P20" style:family="paragraph" style:parent-style-name="Standard">
      <style:paragraph-properties fo:margin-left="1.6736in" fo:margin-right="0in" fo:margin-top="0in" fo:margin-bottom="0in" style:contextual-spacing="false" fo:text-align="center" style:justify-single-word="false" fo:text-indent="0in" style:auto-text-indent="false" fo:keep-with-next="always"/>
      <style:text-properties fo:text-transform="uppercase" style:font-name="Times New Roman" fo:font-size="12pt" fo:font-style="italic" fo:font-weight="bold" style:font-name-asian="SimSun" style:font-size-asian="12pt" style:rfc-language-tag-asian="x-none" style:font-style-asian="italic" style:font-weight-asian="bold" style:font-name-complex="Times New Roman2" style:font-size-complex="12pt" style:font-style-complex="italic"/>
    </style:style>
    <style:style style:name="P21" style:family="paragraph" style:parent-style-name="Standard">
      <style:paragraph-properties fo:margin-top="0in" fo:margin-bottom="0in" style:contextual-spacing="false" fo:text-align="center" style:justify-single-word="false" fo:keep-with-next="always"/>
    </style:style>
    <style:style style:name="P22" style:family="paragraph" style:parent-style-name="Standard" style:master-page-name="First_20_Page">
      <style:paragraph-properties fo:margin-top="0in" fo:margin-bottom="0in" style:contextual-spacing="false" fo:text-align="center" style:justify-single-word="false" style:page-number="auto" fo:keep-with-next="always"/>
    </style:style>
    <style:style style:name="P23" style:family="paragraph" style:parent-style-name="Standard">
      <style:paragraph-properties fo:margin-top="0in" fo:margin-bottom="0in" style:contextual-spacing="false" fo:line-height="100%" fo:text-align="start" style:justify-single-word="false"/>
    </style:style>
    <style:style style:name="P24" style:family="paragraph" style:parent-style-name="Standard">
      <style:paragraph-properties fo:margin-top="0in" fo:margin-bottom="0in" style:contextual-spacing="false" fo:line-height="100%" fo:text-align="center" style:justify-single-word="false"/>
    </style:style>
    <style:style style:name="P25" style:family="paragraph" style:parent-style-name="Standard">
      <style:paragraph-properties fo:margin-top="0in" fo:margin-bottom="0in" style:contextual-spacing="false" fo:line-height="100%" fo:text-align="center" style:justify-single-word="false">
        <style:tab-stops>
          <style:tab-stop style:position="1.1161in"/>
        </style:tab-stops>
      </style:paragraph-properties>
      <style:text-properties officeooo:paragraph-rsid="0008a019"/>
    </style:style>
    <style:style style:name="P26" style:family="paragraph" style:parent-style-name="Standard">
      <style:paragraph-properties fo:margin-top="0in" fo:margin-bottom="0.3937in" style:contextual-spacing="false" fo:line-height="100%" fo:text-align="center" style:justify-single-word="false"/>
    </style:style>
    <style:style style:name="P27" style:family="paragraph" style:parent-style-name="Standard">
      <style:paragraph-properties fo:margin-top="0in" fo:margin-bottom="0in" style:contextual-spacing="false" fo:line-height="100%"/>
    </style:style>
    <style:style style:name="P28" style:family="paragraph" style:parent-style-name="Standard">
      <style:paragraph-properties fo:margin-top="0in" fo:margin-bottom="0.0835in" style:contextual-spacing="false" fo:line-height="100%"/>
    </style:style>
    <style:style style:name="P29" style:family="paragraph" style:parent-style-name="Standard">
      <style:paragraph-properties fo:margin-top="0in" fo:margin-bottom="0in" style:contextual-spacing="false" fo:line-height="100%" fo:text-align="justify" style:justify-single-word="false"/>
    </style:style>
    <style:style style:name="P30" style:family="paragraph" style:parent-style-name="Standard">
      <style:paragraph-properties fo:margin-top="0in" fo:margin-bottom="0in" style:contextual-spacing="false" fo:line-height="100%" fo:text-align="justify" style:justify-single-word="false">
        <style:tab-stops>
          <style:tab-stop style:position="1.5091in"/>
          <style:tab-stop style:position="2.3839in"/>
        </style:tab-stops>
      </style:paragraph-properties>
    </style:style>
    <style:style style:name="P31" style:family="paragraph" style:parent-style-name="Standard">
      <style:paragraph-properties fo:margin-top="0in" fo:margin-bottom="0in" style:contextual-spacing="false" fo:line-height="100%" fo:text-align="justify" style:justify-single-word="false">
        <style:tab-stops>
          <style:tab-stop style:position="2.6583in"/>
          <style:tab-stop style:position="4.8236in"/>
        </style:tab-stops>
      </style:paragraph-properties>
    </style:style>
    <style:style style:name="P32" style:family="paragraph" style:parent-style-name="Standard">
      <style:paragraph-properties fo:margin-top="0in" fo:margin-bottom="0in" style:contextual-spacing="false" fo:line-height="100%" fo:text-align="justify" style:justify-single-word="false"/>
      <style:text-properties officeooo:paragraph-rsid="0008a019"/>
    </style:style>
    <style:style style:name="P33" style:family="paragraph" style:parent-style-name="Standard">
      <style:paragraph-properties fo:margin-top="0in" fo:margin-bottom="0in" style:contextual-spacing="false" fo:line-height="100%" fo:text-align="center" style:justify-single-word="false">
        <style:tab-stops>
          <style:tab-stop style:position="1.1161in"/>
        </style:tab-stops>
      </style:paragraph-properties>
      <style:text-properties style:text-position="super 58%" style:font-name="Times New Roman" fo:font-size="12pt" style:font-name-asian="Calibri1" style:font-size-asian="12pt" style:language-asian="ru" style:country-asian="RU" style:font-name-complex="Times New Roman2" style:font-size-complex="12pt"/>
    </style:style>
    <style:style style:name="P34" style:family="paragraph" style:parent-style-name="Standard">
      <style:paragraph-properties fo:text-align="justify" style:justify-single-word="false">
        <style:tab-stops>
          <style:tab-stop style:position="1.1161in"/>
        </style:tab-stops>
      </style:paragraph-properties>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list-style-name="WWNum3">
      <style:paragraph-properties fo:margin-left="0in" fo:margin-right="0in" fo:text-indent="0in" style:auto-text-indent="false"/>
    </style:style>
    <style:style style:name="P37" style:family="paragraph" style:parent-style-name="Text_20_body">
      <style:paragraph-properties fo:margin-left="0in" fo:margin-right="0in" fo:text-indent="0in" style:auto-text-indent="false"/>
      <style:text-properties officeooo:paragraph-rsid="0008a019"/>
    </style:style>
    <style:style style:name="T1" style:family="text">
      <style:text-properties fo:text-transform="uppercase" style:font-name="Times New Roman" fo:font-size="12pt" fo:font-weight="bold" style:font-name-asian="SimSun" style:font-size-asian="12pt" style:rfc-language-tag-asian="x-none" style:font-weight-asian="bold" style:font-name-complex="Times New Roman2" style:font-size-complex="12pt" style:font-style-complex="italic"/>
    </style:style>
    <style:style style:name="T2" style:family="text">
      <style:text-properties fo:text-transform="uppercase" style:font-name="Times New Roman" fo:font-size="12pt" fo:font-weight="bold" style:font-name-asian="Calibri1" style:font-size-asian="12pt" style:language-asian="ru" style:country-asian="RU" style:font-weight-asian="bold" style:font-name-complex="Times New Roman2" style:font-size-complex="12pt"/>
    </style:style>
    <style:style style:name="T3" style:family="text">
      <style:text-properties fo:text-transform="uppercase" style:font-name="Times New Roman" fo:font-size="12pt" fo:font-weight="bold" style:font-name-asian="Calibri1" style:font-size-asian="12pt" style:rfc-language-tag-asian="x-none" style:font-weight-asian="bold" style:font-name-complex="Times New Roman2" style:font-size-complex="12pt"/>
    </style:style>
    <style:style style:name="T4" style:family="text">
      <style:text-properties fo:text-transform="uppercase" style:font-name="Times New Roman" fo:font-size="12pt" style:rfc-language-tag="x-none" fo:font-weight="bold" style:font-name-asian="SimSun" style:font-size-asian="12pt" style:rfc-language-tag-asian="x-none" style:font-weight-asian="bold" style:font-name-complex="Times New Roman2" style:font-size-complex="12pt" style:font-style-complex="italic"/>
    </style:style>
    <style:style style:name="T5" style:family="text">
      <style:text-properties fo:text-transform="uppercase" style:font-name="Times New Roman" fo:font-size="12pt" style:rfc-language-tag="x-none" fo:font-weight="bold" style:font-name-asian="Calibri1" style:font-size-asian="12pt" style:rfc-language-tag-asian="x-none" style:font-weight-asian="bold" style:font-name-complex="Times New Roman2" style:font-size-complex="12pt"/>
    </style:style>
    <style:style style:name="T6" style:family="text">
      <style:text-properties fo:font-size="12pt" style:font-size-asian="12pt" style:font-size-complex="12pt"/>
    </style:style>
    <style:style style:name="T7" style:family="text">
      <style:text-properties fo:font-size="12pt" style:text-underline-style="none" fo:font-weight="normal" style:font-name-asian="Calibri1" style:font-size-asian="12pt" style:language-asian="ru" style:country-asian="RU" style:font-weight-asian="normal" style:font-name-complex="Times New Roman2" style:font-size-complex="12pt" style:font-weight-complex="normal"/>
    </style:style>
    <style:style style:name="T8" style:family="text">
      <style:text-properties fo:font-size="12pt" style:text-underline-style="none" fo:font-weight="normal" officeooo:rsid="0008a019" style:font-name-asian="Calibri1" style:font-size-asian="12pt" style:language-asian="ru" style:country-asian="RU" style:font-weight-asian="normal" style:font-name-complex="Times New Roman2"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font-name="Times New Roman"/>
    </style:style>
    <style:style style:name="T11" style:family="text">
      <style:text-properties style:font-name="Times New Roman" fo:font-size="12pt" style:rfc-language-tag="x-none" style:font-name-asian="Calibri1" style:font-size-asian="12pt" style:rfc-language-tag-asian="x-none" style:font-name-complex="Times New Roman2" style:font-size-complex="12pt"/>
    </style:style>
    <style:style style:name="T12" style:family="text">
      <style:text-properties style:font-name="Times New Roman" fo:font-size="12pt" style:rfc-language-tag="x-none" style:text-underline-style="solid" style:text-underline-width="auto" style:text-underline-color="font-color" style:font-name-asian="Calibri1" style:font-size-asian="12pt" style:rfc-language-tag-asian="x-none" style:font-name-complex="Times New Roman2" style:font-size-complex="12pt"/>
    </style:style>
    <style:style style:name="T13" style:family="text">
      <style:text-properties style:font-name="Times New Roman" fo:font-size="12pt" style:rfc-language-tag="x-none" style:text-underline-style="solid" style:text-underline-width="auto" style:text-underline-color="font-color" fo:font-weight="normal" style:font-name-asian="Calibri1" style:font-size-asian="12pt" style:language-asian="ru" style:country-asian="RU" style:font-weight-asian="normal" style:font-name-complex="Times New Roman2" style:font-size-complex="12pt" style:font-weight-complex="normal"/>
    </style:style>
    <style:style style:name="T14" style:family="text">
      <style:text-properties style:font-name="Times New Roman" fo:font-size="12pt" style:font-name-asian="Calibri1" style:font-size-asian="12pt" style:rfc-language-tag-asian="x-none" style:font-name-complex="Times New Roman2" style:font-size-complex="12pt"/>
    </style:style>
    <style:style style:name="T15" style:family="text">
      <style:text-properties style:font-name="Times New Roman" fo:font-size="12pt" style:font-name-asian="Calibri1" style:font-size-asian="12pt" style:language-asian="ru" style:country-asian="RU" style:font-name-complex="Times New Roman2" style:font-size-complex="12pt"/>
    </style:style>
    <style:style style:name="T16" style:family="text">
      <style:text-properties style:font-name="Times New Roman" fo:font-size="12pt" style:text-underline-style="solid" style:text-underline-width="auto" style:text-underline-color="font-color" style:font-name-asian="Calibri1" style:font-size-asian="12pt" style:rfc-language-tag-asian="x-none" style:font-name-complex="Times New Roman2" style:font-size-complex="12pt"/>
    </style:style>
    <style:style style:name="T17" style:family="text">
      <style:text-properties style:font-name="Times New Roman" fo:font-size="12pt" style:text-underline-style="solid" style:text-underline-width="auto" style:text-underline-color="font-color" style:font-name-asian="Calibri1" style:font-size-asian="12pt" style:language-asian="ru" style:country-asian="RU" style:font-name-complex="Times New Roman2" style:font-size-complex="12pt"/>
    </style:style>
    <style:style style:name="T18" style:family="text">
      <style:text-properties style:font-name="Times New Roman" fo:font-size="12pt" style:text-underline-style="solid" style:text-underline-width="auto" style:text-underline-color="font-color" officeooo:rsid="0008a019" style:font-name-asian="Calibri1" style:font-size-asian="12pt" style:language-asian="ru" style:country-asian="RU" style:font-name-complex="Times New Roman2" style:font-size-complex="12pt"/>
    </style:style>
    <style:style style:name="T19" style:family="text">
      <style:text-properties style:font-name="Times New Roman" fo:font-size="12pt" style:text-underline-style="solid" style:text-underline-width="auto" style:text-underline-color="font-color" fo:font-weight="normal" style:font-name-asian="Calibri1" style:font-size-asian="12pt" style:language-asian="ru" style:country-asian="RU" style:font-weight-asian="normal" style:font-name-complex="Times New Roman2" style:font-size-complex="12pt" style:font-weight-complex="normal"/>
    </style:style>
    <style:style style:name="T20" style:family="text">
      <style:text-properties style:font-name="Times New Roman" fo:font-size="12pt" style:text-underline-style="solid" style:text-underline-width="auto" style:text-underline-color="font-color" style:font-size-asian="12pt" style:font-name-complex="Times New Roman2" style:font-size-complex="12pt"/>
    </style:style>
    <style:style style:name="T21" style:family="text">
      <style:text-properties style:font-name="Times New Roman" fo:font-size="12pt" style:text-underline-style="solid" style:text-underline-width="auto" style:text-underline-color="font-color" fo:font-weight="bold" style:font-name-asian="Calibri1" style:font-size-asian="12pt" style:language-asian="ru" style:country-asian="RU" style:font-weight-asian="bold" style:font-name-complex="Times New Roman2" style:font-size-complex="12pt"/>
    </style:style>
    <style:style style:name="T22" style:family="text">
      <style:text-properties style:font-name="Times New Roman" fo:font-size="12pt" fo:font-weight="bold" style:font-name-asian="Calibri1" style:font-size-asian="12pt" style:language-asian="ru" style:country-asian="RU" style:font-weight-asian="bold" style:font-name-complex="Times New Roman2" style:font-size-complex="12pt"/>
    </style:style>
    <style:style style:name="T23" style:family="text">
      <style:text-properties style:font-name="Times New Roman" fo:font-size="12pt" fo:font-style="italic" style:text-underline-style="solid" style:text-underline-width="auto" style:text-underline-color="font-color" fo:font-weight="bold" style:font-name-asian="Calibri1" style:font-size-asian="12pt" style:language-asian="ru" style:country-asian="RU" style:font-style-asian="italic" style:font-weight-asian="bold" style:font-name-complex="Times New Roman2" style:font-size-complex="12pt" style:font-style-complex="italic" style:font-weight-complex="normal"/>
    </style:style>
    <style:style style:name="T24" style:family="text">
      <style:text-properties style:font-name="Times New Roman" fo:font-size="12pt" style:text-underline-style="none" style:font-size-asian="12pt" style:font-name-complex="Times New Roman2" style:font-size-complex="12pt"/>
    </style:style>
    <style:style style:name="T25" style:family="text">
      <style:text-properties style:font-name="Times New Roman" fo:font-size="12pt" style:font-name-asian="Times New Roman2" style:font-size-asian="12pt" style:language-asian="ru" style:country-asian="RU" style:font-name-complex="Times New Roman2" style:font-size-complex="12pt"/>
    </style:style>
    <style:style style:name="T26" style:family="text">
      <style:text-properties style:font-name="Times New Roman" fo:font-weight="bold" style:font-name-asian="Calibri1" style:language-asian="ru" style:country-asian="RU" style:font-weight-asian="bold" style:font-name-complex="Times New Roman2"/>
    </style:style>
    <style:style style:name="T27" style:family="text">
      <style:text-properties style:font-name="Times New Roman" style:font-name-asian="Calibri1" style:language-asian="ru" style:country-asian="RU" style:font-name-complex="Times New Roman2"/>
    </style:style>
    <style:style style:name="T28" style:family="text">
      <style:text-properties style:font-name="Times New Roman" fo:font-size="8pt" style:text-underline-style="none" style:font-name-asian="Calibri1" style:font-size-asian="8pt" style:language-asian="ru" style:country-asian="RU" style:font-name-complex="Times New Roman2" style:font-size-complex="8pt"/>
    </style:style>
    <style:style style:name="T29" style:family="text">
      <style:text-properties style:font-name="Times New Roman" fo:font-size="8pt" style:text-underline-style="solid" style:text-underline-width="auto" style:text-underline-color="font-color" style:font-name-asian="Calibri1" style:font-size-asian="8pt" style:language-asian="ru" style:country-asian="RU" style:font-name-complex="Times New Roman2" style:font-size-complex="8pt"/>
    </style:style>
    <style:style style:name="T30" style:family="text">
      <style:text-properties style:font-name="Times New Roman" fo:font-size="8pt" style:font-name-asian="Calibri1" style:font-size-asian="8pt" style:language-asian="ru" style:country-asian="RU" style:font-name-complex="Times New Roman2" style:font-size-complex="8pt"/>
    </style:style>
    <style:style style:name="T31" style:family="text">
      <style:text-properties style:text-position="super 58%" style:font-name="Times New Roman" fo:font-size="12pt" style:font-name-asian="Calibri1" style:font-size-asian="12pt" style:language-asian="ru" style:country-asian="RU" style:font-name-complex="Times New Roman2" style:font-size-complex="12pt"/>
    </style:style>
    <style:style style:name="T32" style:family="text">
      <style:text-properties style:use-window-font-color="true" loext:opacity="0%" style:font-name="Liberation Sans" fo:font-size="16pt" fo:language="ru" fo:country="RU" fo:font-weight="normal" style:letter-kerning="false" style:font-name-asian="Noto Sans CJK SC" style:font-size-asian="16pt" style:language-asian="en" style:country-asian="US" style:font-weight-asian="normal" style:font-name-complex="Lohit Devanagari1" style:font-size-complex="18pt" style:language-complex="ar" style:country-complex="SA" style:font-weight-complex="bold"/>
    </style:style>
    <style:style style:name="T33" style:family="text">
      <style:text-properties style:use-window-font-color="true" loext:opacity="0%" style:font-name="Liberation Sans" fo:font-size="16pt" fo:language="ru" fo:country="RU" fo:font-weight="bold" style:letter-kerning="false" style:font-name-asian="Noto Sans CJK SC" style:font-size-asian="16pt" style:language-asian="en" style:country-asian="US" style:font-weight-asian="bold" style:font-name-complex="Lohit Devanagari1" style:font-size-complex="18pt" style:language-complex="ar" style:country-complex="SA" style:font-weight-complex="bold"/>
    </style:style>
    <style:style style:name="T34" style:family="text">
      <style:text-properties style:use-window-font-color="true" loext:opacity="0%" style:font-name="Times New Roman" fo:font-size="15pt" fo:language="ru" fo:country="RU" style:text-underline-style="none" fo:font-weight="normal" style:letter-kerning="false" style:font-name-asian="Noto Sans CJK SC" style:font-size-asian="15pt" style:language-asian="en" style:country-asian="US" style:font-weight-asian="normal" style:font-name-complex="Lohit Devanagari1" style:font-size-complex="16pt" style:language-complex="ar" style:country-complex="SA" style:font-weight-complex="bold"/>
    </style:style>
    <style:style style:name="T35" style:family="text">
      <style:text-properties style:use-window-font-color="true" loext:opacity="0%" style:font-name="Times New Roman" fo:font-size="14pt" fo:language="ru" fo:country="RU" style:text-underline-style="none" fo:font-weight="normal" style:letter-kerning="false" style:font-name-asian="Calibri1" style:font-size-asian="14pt" style:language-asian="ru" style:country-asian="RU" style:font-weight-asian="normal" style:font-name-complex="Times New Roman2" style:font-size-complex="14pt" style:language-complex="ar" style:country-complex="SA" style:font-weight-complex="normal"/>
    </style:style>
    <style:style style:name="T36" style:family="text">
      <style:text-properties style:use-window-font-color="true" loext:opacity="0%" style:font-name="Times New Roman" fo:font-size="14pt" fo:language="ru" fo:country="RU" style:text-underline-style="none" fo:font-weight="normal" style:letter-kerning="false" style:font-name-asian="Times New Roman2" style:font-size-asian="14pt" style:language-asian="ru" style:country-asian="RU" style:font-weight-asian="normal" style:font-name-complex="Times New Roman2" style:font-size-complex="10pt" style:language-complex="ar" style:country-complex="SA" style:font-weight-complex="normal"/>
    </style:style>
    <style:style style:name="T37" style:family="text">
      <style:text-properties style:use-window-font-color="true" loext:opacity="0%" style:font-name="Times New Roman" fo:font-size="12pt" fo:language="ru" fo:country="RU" fo:font-weight="normal" style:letter-kerning="false" style:font-name-asian="Times New Roman2" style:font-size-asian="12pt" style:language-asian="ru" style:country-asian="RU" style:font-weight-asian="normal" style:font-name-complex="Times New Roman2" style:font-size-complex="10pt" style:language-complex="ar" style:country-complex="SA"/>
    </style:style>
    <style:style style:name="T38" style:family="text">
      <style:text-properties style:use-window-font-color="true" loext:opacity="0%" style:font-name="Times New Roman" fo:font-size="12pt" fo:language="ru" fo:country="RU" fo:font-weight="normal" officeooo:rsid="0008a019" style:letter-kerning="false" style:font-name-asian="Times New Roman2" style:font-size-asian="12pt" style:language-asian="ru" style:country-asian="RU" style:font-weight-asian="normal" style:font-name-complex="Times New Roman2" style:font-size-complex="10pt" style:language-complex="ar" style:country-complex="SA"/>
    </style:style>
    <style:style style:name="T39" style:family="text">
      <style:text-properties style:use-window-font-color="true" loext:opacity="0%" fo:font-size="12pt" fo:language="ru" fo:country="RU" style:text-underline-style="none" fo:font-weight="normal" style:letter-kerning="false" style:font-name-asian="Times New Roman2" style:font-size-asian="12pt" style:language-asian="ru" style:country-asian="RU" style:font-weight-asian="normal" style:font-name-complex="Times New Roman2" style:font-size-complex="12pt" style:language-complex="ar" style:country-complex="SA" style:font-weight-complex="normal"/>
    </style:style>
    <style:style style:name="T40" style:family="text">
      <style:text-properties style:use-window-font-color="true" loext:opacity="0%" fo:font-size="12pt" fo:language="ru" fo:country="RU" style:text-underline-style="none" fo:font-weight="normal" officeooo:rsid="0008a019" style:letter-kerning="false" style:font-name-asian="Times New Roman2" style:font-size-asian="12pt" style:language-asian="ru" style:country-asian="RU" style:font-weight-asian="normal" style:font-name-complex="Times New Roman2" style:font-size-complex="12pt" style:language-complex="ar" style:country-complex="SA" style:font-weight-complex="normal"/>
    </style:style>
    <style:style style:name="T41" style:family="text">
      <style:text-properties style:use-window-font-color="true" loext:opacity="0%" fo:font-size="12pt" fo:language="ru" fo:country="RU" style:text-underline-style="none" fo:font-weight="normal" style:letter-kerning="false" style:font-name-asian="Calibri1" style:font-size-asian="12pt" style:language-asian="ru" style:country-asian="RU" style:font-weight-asian="normal" style:font-name-complex="Times New Roman2" style:font-size-complex="12pt" style:language-complex="ar" style:country-complex="SA" style:font-weight-complex="normal"/>
    </style:style>
    <style:style style:name="T42" style:family="text">
      <style:text-properties style:use-window-font-color="true" loext:opacity="0%" fo:font-size="12pt" fo:language="ru" fo:country="RU" style:text-underline-style="none" fo:font-weight="normal" officeooo:rsid="0008a019" style:letter-kerning="false" style:font-name-asian="Calibri1" style:font-size-asian="12pt" style:language-asian="ru" style:country-asian="RU" style:font-weight-asian="normal" style:font-name-complex="Times New Roman2" style:font-size-complex="12pt" style:language-complex="ar" style:country-complex="SA" style:font-weight-complex="normal"/>
    </style:style>
    <style:style style:name="T43" style:family="text">
      <style:text-properties style:use-window-font-color="true" loext:opacity="0%" fo:font-size="12pt" fo:language="ru" fo:country="RU" fo:font-weight="normal" style:letter-kerning="false" style:font-name-asian="Times New Roman2" style:font-size-asian="12pt" style:language-asian="ru" style:country-asian="RU" style:font-weight-asian="normal" style:font-name-complex="Times New Roman2" style:font-size-complex="10pt" style:language-complex="ar" style:country-complex="SA"/>
    </style:style>
    <style:style style:name="T44" style:family="text">
      <style:text-properties style:use-window-font-color="true" loext:opacity="0%" fo:font-size="12pt" fo:language="ru" fo:country="RU" fo:font-style="normal" fo:font-weight="normal" style:letter-kerning="false" style:font-name-asian="Times New Roman2" style:font-size-asian="12pt" style:language-asian="ru" style:country-asian="RU" style:font-style-asian="normal" style:font-weight-asian="normal" style:font-name-complex="Times New Roman2" style:font-size-complex="10pt" style:language-complex="ar" style:country-complex="SA"/>
    </style:style>
    <style:style style:name="T45" style:family="text">
      <style:text-properties fo:font-weight="normal" style:font-weight-asian="normal" style:font-weight-complex="normal"/>
    </style:style>
    <style:style style:name="T46" style:family="text">
      <style:text-properties style:rfc-language-tag="x-none" style:text-underline-style="none" fo:font-weight="normal" style:font-name-asian="Calibri1" style:language-asian="ru" style:country-asian="RU" style:font-weight-asian="normal" style:font-name-complex="Times New Roman2" style:font-weight-complex="normal"/>
    </style:style>
    <style:style style:name="T47" style:family="text">
      <style:text-properties style:text-underline-style="none"/>
    </style:style>
    <style:style style:name="T48" style:family="text">
      <style:text-properties fo:font-size="14pt" fo:font-weight="normal" style:font-size-asian="14pt" style:font-weight-asian="normal" style:font-size-complex="14pt" style:font-weight-complex="normal"/>
    </style:style>
    <style:style style:name="T49" style:family="text">
      <style:text-properties fo:font-variant="normal" fo:text-transform="none" style:use-window-font-color="true" loext:opacity="0%" fo:font-size="12pt" fo:letter-spacing="normal" fo:language="ru" fo:country="RU" fo:font-style="normal" fo:font-weight="normal" style:letter-kerning="false" style:font-name-asian="Times New Roman2" style:font-size-asian="12pt" style:language-asian="ru" style:country-asian="RU" style:font-style-asian="normal" style:font-weight-asian="normal" style:font-name-complex="Times New Roman2" style:font-size-complex="10pt" style:language-complex="ar" style:country-complex="SA" style:font-weight-complex="normal"/>
    </style:style>
    <style:style style:name="T50" style:family="text">
      <style:text-properties fo:font-variant="normal" fo:text-transform="none" style:use-window-font-color="true" loext:opacity="0%" style:font-name="Times New Roman" fo:font-size="12pt" fo:letter-spacing="normal" fo:language="ru" fo:country="RU" fo:font-style="normal" fo:font-weight="normal" style:letter-kerning="false" style:font-name-asian="Times New Roman2" style:font-size-asian="12pt" style:language-asian="ru" style:country-asian="RU" style:font-weight-asian="normal" style:font-name-complex="Times New Roman2" style:font-size-complex="10pt" style:language-complex="ar" style:country-complex="SA"/>
    </style:style>
    <style:style style:name="T51" style:family="text">
      <style:text-properties fo:font-variant="normal" fo:text-transform="none" fo:color="#5f6368" loext:opacity="100%" style:font-name="arial" fo:font-size="10.5pt" fo:letter-spacing="normal" fo:font-style="normal" fo:font-weight="normal"/>
    </style:style>
    <style:style style:name="T52" style:family="text">
      <style:text-properties officeooo:rsid="0008a01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text:page-number text:select-page="current">1</text:page-number></text:span><text:span text:style-name="T1">+4</text:span><text:span text:style-name="T4">инистерств</text:span><text:span text:style-name="T1">о</text:span><text:span text:style-name="T4"> науки и высшего образования</text:span></text:p>
      <text:p text:style-name="P21"><text:span text:style-name="T4">Российской Федерации</text:span></text:p>
      <text:p text:style-name="P20"/>
      <text:p text:style-name="P24"><text:span text:style-name="T2">ФЕДЕРАЛЬНОЕ Государственное Автономное</text:span></text:p>
      <text:p text:style-name="P24"><text:span text:style-name="T5">образовательное учреждение</text:span><text:span text:style-name="T3"> </text:span><text:span text:style-name="T5">высшего образования</text:span></text:p>
      <text:p text:style-name="P24"><text:span text:style-name="T3">«новосибирский национальный исследовательский</text:span><text:span text:style-name="T5"> государственный</text:span><text:span text:style-name="T3"> </text:span><text:span text:style-name="T5">университет</text:span><text:span text:style-name="T3">»</text:span></text:p>
      <text:p text:style-name="P19"/>
      <text:p text:style-name="P24"><text:span text:style-name="T3">Факультет информационных технологий</text:span></text:p>
      <text:p text:style-name="P17"/>
      <text:p text:style-name="P28"><text:span text:style-name="T11">Кафедра </text:span><text:span text:style-name="T12">cистем информатики НГУ</text:span></text:p>
      <text:p text:style-name="P28"><text:span text:style-name="T14">Направление подготовки </text:span><text:span text:style-name="T16">09.03.01 Информатика и вычислительная техника</text:span></text:p>
      <text:p text:style-name="P28"><text:span text:style-name="T14">Направленность (профиль) </text:span><text:span text:style-name="T16">Компьютерные науки и системотехника</text:span></text:p>
      <text:p text:style-name="P12"/>
      <text:list xml:id="list3279735397" text:style-name="WWNum2">
        <text:list-item>
          <text:h text:style-name="P4" text:outline-level="1"><text:bookmark-start text:name="__RefHeading___Toc14453_2114682792"/><text:span text:style-name="T6">ОТЧЕТ</text:span><text:bookmark-end text:name="__RefHeading___Toc14453_2114682792"/></text:h>
        </text:list-item>
      </text:list>
      <text:p text:style-name="P25"><text:span text:style-name="T22">о прохождении </text:span><text:span text:style-name="T21">производственной практики, технологической (проектно-технологической) практики</text:span></text:p>
      <text:p text:style-name="P15"/>
      <text:p text:style-name="P33"/>
      <text:p text:style-name="P33"/>
      <text:p text:style-name="P29"><text:span text:style-name="T22">Обучающегося </text:span><text:span text:style-name="T19">Савченко Егора Владимировича</text:span><text:span text:style-name="T22"> группы № </text:span><text:span text:style-name="T19">20215</text:span><text:span text:style-name="T23"> </text:span><text:span text:style-name="T22">курса </text:span><text:span text:style-name="T19">4</text:span></text:p>
      <text:p text:style-name="P30"><text:span text:style-name="T31"><text:tab/> <text:s text:c="5"/></text:span></text:p>
      <text:p text:style-name="P34"><text:span text:style-name="T22">Тема задания</text:span><text:span text:style-name="T15">:</text:span><text:span text:style-name="T17">Ре</text:span><text:span text:style-name="T18">а</text:span><text:span text:style-name="T17">лизация подсистем исполнения и а</text:span><text:span text:style-name="T18">н</text:span><text:span text:style-name="T17">ализа сложности планов SQL запросов.</text:span></text:p>
      <text:p text:style-name="P16"/>
      <text:p text:style-name="P34"><text:bookmark-start text:name="_Toc531105611"/><text:span text:style-name="T22">Место прохождения практик</text:span><text:bookmark-end text:name="_Toc531105611"/><text:span text:style-name="T22">и: </text:span><text:span text:style-name="T13">ФГБУН Институт систем информатики им. А.П. Ершова СО РАН (ИСИ СО РАН) 630090, Новосибирская обл., Новосибирск, пр. Академика Лаврентьева, 6</text:span></text:p>
      <text:p text:style-name="P13"/>
      <text:p text:style-name="P32"><text:span text:style-name="T22">Сроки прохождения практики:</text:span><text:span text:style-name="T24"> <text:s/></text:span><text:span text:style-name="T20">с 18.01.2024 г. по 11.03.2024 г.</text:span></text:p>
      <text:p text:style-name="P18"/>
      <text:p text:style-name="P27"><text:span text:style-name="T22">Руководитель практики <text:line-break/>от профильной организации</text:span><text:span text:style-name="T26"> <text:s text:c="5"/></text:span><text:span text:style-name="T22"><text:s text:c="2"/></text:span><text:span text:style-name="T19">Мигинский Денис Сергеевич</text:span><text:span text:style-name="T15"> <text:s text:c="26"/>____________</text:span></text:p>
      <text:p text:style-name="P23"><text:span text:style-name="T28"><text:s text:c="92"/></text:span><text:span text:style-name="T29">к.ф-м.н., доцент кафедры СИ ФИТ НГУ</text:span></text:p>
      <text:p text:style-name="P31"><text:span text:style-name="T15"><text:s text:c="12"/><text:tab/> <text:s text:c="3"/></text:span><text:span text:style-name="T31">(Ф.И.О. полностью, должность) <text:tab/><text:tab/><text:tab/><text:tab/> <text:s/>(подпись)</text:span></text:p>
      <text:p text:style-name="P27"><text:span text:style-name="T22">Руководитель практики от НГУ</text:span><text:span text:style-name="T15">__________________________ <text:s/><text:tab/> <text:s text:c="17"/>____________</text:span></text:p>
      <text:p text:style-name="P23"><text:span text:style-name="T28"><text:s text:c="93"/></text:span><text:span text:style-name="T29">__________________________________</text:span></text:p>
      <text:p text:style-name="P31"><text:span text:style-name="T15"><text:s text:c="12"/><text:tab/> <text:s text:c="2"/></text:span><text:span text:style-name="T31">(Ф.И.О. полностью, должность) <text:tab/><text:tab/><text:tab/> <text:s text:c="2"/><text:tab/> <text:s/>(подпись)</text:span></text:p>
      <text:p text:style-name="P23"><text:span text:style-name="T22">Руководитель ВКР</text:span><text:span text:style-name="T26"> <text:tab/><text:tab/> <text:s text:c="7"/></text:span><text:span text:style-name="T22"><text:s text:c="4"/></text:span><text:span text:style-name="T19">Мигинский Денис Сергеевич</text:span><text:span text:style-name="T15"><text:tab/> <text:s text:c="17"/>____________ <text:s text:c="12"/></text:span></text:p>
      <text:p text:style-name="P23"><text:span text:style-name="T28"><text:s text:c="91"/></text:span><text:span text:style-name="T29">к.ф-м.н., доцент кафедры СИ ФИТ НГУ</text:span></text:p>
      <text:p text:style-name="P31"><text:span text:style-name="T15"><text:s text:c="12"/><text:tab/> <text:s text:c="2"/></text:span><text:span text:style-name="T31">(Ф.И.О. полностью, должность) <text:tab/><text:tab/><text:tab/><text:tab/> <text:s text:c="2"/>(подпись)</text:span></text:p>
      <text:p text:style-name="P23"><text:span text:style-name="T22">Оценка по итогам защиты отчета:</text:span><text:span text:style-name="T26"> </text:span><text:span text:style-name="T15">________________________________________________</text:span></text:p>
      <text:p text:style-name="P29"><text:span text:style-name="T30"><text:tab/><text:tab/><text:tab/><text:tab/><text:tab/><text:tab/> <text:s text:c="4"/>(неудовлетворительно, удовлетворительно, хорошо, отлично)</text:span></text:p>
      <text:p text:style-name="P27"><text:span text:style-name="T22">Отчет заслушан на заседании кафедры</text:span><text:span text:style-name="T15"> __________________________________________</text:span></text:p>
      <text:p text:style-name="P27"><text:span text:style-name="T15"><text:tab/><text:tab/><text:tab/><text:tab/><text:tab/><text:tab/><text:tab/><text:tab/></text:span><text:span text:style-name="T30">(наименование кафедры)</text:span></text:p>
      <text:p text:style-name="P27"><text:span text:style-name="T26">протокол _________от</text:span><text:span text:style-name="T15"> «______» ______________ </text:span><text:span text:style-name="T27">20</text:span><text:span text:style-name="T15">_____г.</text:span></text:p>
      <text:p text:style-name="P14"/>
      <text:p text:style-name="P14"/>
      <text:p text:style-name="P14"/>
      <text:p text:style-name="P14"/>
      <text:p text:style-name="P14"/>
      <text:p text:style-name="P14"/>
      <text:p text:style-name="P24"><text:soft-page-break/><text:span text:style-name="T15">Новосибирск 2023</text:span></text:p>
      <text:p text:style-name="P26"><text:span text:style-name="T32">Содержание</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4453_2114682792" text:style-name="Index_20_Link" text:visited-style-name="Index_20_Link">ОТЧЕТ<text:tab/>1</text:a></text:p>
          <text:p text:style-name="Contents_20_1"><text:a xlink:type="simple" xlink:href="#__RefHeading___Toc2168_2114682792" text:style-name="Index_20_Link" text:visited-style-name="Index_20_Link">1. ВВЕДЕНИЕ<text:tab/>3</text:a></text:p>
          <text:p text:style-name="P1"><text:a xlink:type="simple" xlink:href="#__RefHeading___Toc930_3208514136" text:style-name="Index_20_Link" text:visited-style-name="Index_20_Link">1.1 Цель практики<text:tab/>3</text:a></text:p>
          <text:p text:style-name="P1"><text:a xlink:type="simple" xlink:href="#__RefHeading___Toc950_3208514136" text:style-name="Index_20_Link" text:visited-style-name="Index_20_Link">1.2 Актуальность темы задания<text:tab/>3</text:a></text:p>
          <text:p text:style-name="P1"><text:a xlink:type="simple" xlink:href="#__RefHeading___Toc932_3208514136" text:style-name="Index_20_Link" text:visited-style-name="Index_20_Link">1.3 Предполагаемый результат<text:tab/>3</text:a></text:p>
          <text:p text:style-name="P1"><text:a xlink:type="simple" xlink:href="#__RefHeading___Toc967_3208514136" text:style-name="Index_20_Link" text:visited-style-name="Index_20_Link">1.4 Описание организации<text:tab/>3</text:a></text:p>
          <text:p text:style-name="Contents_20_1"><text:a xlink:type="simple" xlink:href="#__RefHeading___Toc1378_3208514136" text:style-name="Index_20_Link" text:visited-style-name="Index_20_Link">2. ОПИСАНИЕ ПРАКТИЧЕСКОЙ ДЕЯТЕЛЬНОСТИ<text:tab/>4</text:a></text:p>
          <text:p text:style-name="P1"><text:a xlink:type="simple" xlink:href="#__RefHeading___Toc2259_3208514136" text:style-name="Index_20_Link" text:visited-style-name="Index_20_Link">2.1 Профессиональные задачи<text:tab/>4</text:a></text:p>
          <text:p text:style-name="P2"><text:a xlink:type="simple" xlink:href="#__RefHeading___Toc2244_3208514136" text:style-name="Index_20_Link" text:visited-style-name="Index_20_Link">2.1.1 Разработка модуля чтения данных из промышленной реляционной базы даннных<text:tab/>4</text:a></text:p>
          <text:p text:style-name="P2"><text:a xlink:type="simple" xlink:href="#__RefHeading___Toc2248_3208514136" text:style-name="Index_20_Link" text:visited-style-name="Index_20_Link">2.1.2 Разработка отображения данных в оперетивную память<text:tab/>4</text:a></text:p>
          <text:p text:style-name="P2"><text:a xlink:type="simple" xlink:href="#__RefHeading___Toc2248_32085141361" text:style-name="Index_20_Link" text:visited-style-name="Index_20_Link">2.1.3 Разработка интерфейса управления данными<text:tab/>4</text:a></text:p>
          <text:p text:style-name="P2"><text:a xlink:type="simple" xlink:href="#__RefHeading___Toc2248_320851413611" text:style-name="Index_20_Link" text:visited-style-name="Index_20_Link">2.1.4 Разработка операций по выборке, агрегации, композиции, фильтрации данных<text:tab/>5</text:a></text:p>
          <text:p text:style-name="Contents_20_1"><text:a xlink:type="simple" xlink:href="#__RefHeading___Toc2172_2114682792" text:style-name="Index_20_Link" text:visited-style-name="Index_20_Link">4. ЗАКЛЮЧЕНИЕ<text:tab/>6</text:a></text:p>
          <text:p text:style-name="P1"><text:a xlink:type="simple" xlink:href="#__RefHeading___Toc2250_32085141361" text:style-name="Index_20_Link" text:visited-style-name="Index_20_Link">4.1 Результаты<text:tab/>6</text:a></text:p>
          <text:p text:style-name="P1"><text:a xlink:type="simple" xlink:href="#__RefHeading___Toc989_1255960384" text:style-name="Index_20_Link" text:visited-style-name="Index_20_Link">4.2 Выводы<text:tab/>6</text:a></text:p>
          <text:p text:style-name="P1"><text:a xlink:type="simple" xlink:href="#__RefHeading___Toc991_1255960384" text:style-name="Index_20_Link" text:visited-style-name="Index_20_Link">4.3 Итог практики<text:tab/>6</text:a></text:p>
          <text:p text:style-name="Contents_20_1"><text:a xlink:type="simple" xlink:href="#__RefHeading___Toc2174_2114682792" text:style-name="Index_20_Link" text:visited-style-name="Index_20_Link">Список литературы<text:tab/>7</text:a></text:p>
        </text:index-body>
      </text:table-of-content>
      <text:p text:style-name="Text_20_body"/>
      <text:h text:style-name="P7" text:outline-level="1"><text:bookmark-start text:name="__RefHeading___Toc2168_2114682792"/>1. ВВЕДЕНИЕ<text:bookmark-end text:name="__RefHeading___Toc2168_2114682792"/></text:h>
      <text:p text:style-name="Text_20_body"><text:span text:style-name="T45">Настоящий отчет представляет собой обзор результатов прохождения </text:span><text:span text:style-name="T7">производственной</text:span><text:span text:style-name="T45"> практики, которая осуществлялась в </text:span><text:span text:style-name="T46">ФГБУН Институте систем информатики им. А.П. Ершова СО РАН (ИСИ СО РАН)</text:span><text:span text:style-name="T45">.</text:span></text:p>
      <text:list xml:id="list309863683" text:style-name="WWNum1">
        <text:list-item>
          <text:list>
            <text:list-item>
              <text:h text:style-name="P8" text:outline-level="2"><text:bookmark-start text:name="__RefHeading___Toc930_3208514136"/>1.1 Цель практики<text:bookmark-end text:name="__RefHeading___Toc930_3208514136"/></text:h>
            </text:list-item>
          </text:list>
        </text:list-item>
      </text:list>
      <text:p text:style-name="Text_20_body"><text:span text:style-name="T9">Основной целью прохождения практики является </text:span><text:span text:style-name="T7">реализация на языке Java подсистем исполнения и а</text:span><text:span text:style-name="T8">н</text:span><text:span text:style-name="T7">ализа сложности планов SQL запросов. Разработка моделей данных, операций над данными и интерфейсов взаимодействия между модулями системы.</text:span></text:p>
      <text:list xml:id="list110853459647919" text:continue-numbering="true" text:style-name="WWNum1">
        <text:list-item>
          <text:list>
            <text:list-item>
              <text:h text:style-name="P8" text:outline-level="2"><text:bookmark-start text:name="__RefHeading___Toc950_3208514136"/>1.2 Актуальность темы задания<text:bookmark-end text:name="__RefHeading___Toc950_3208514136"/></text:h>
            </text:list-item>
          </text:list>
        </text:list-item>
      </text:list>
      <text:p text:style-name="Text_20_body">Актуальность темы задания на практику исходит из технического задания на ВКР.</text:p>
      <text:list xml:id="list110853596904556" text:continue-numbering="true" text:style-name="WWNum1">
        <text:list-item>
          <text:list>
            <text:list-item>
              <text:h text:style-name="P8" text:outline-level="2"><text:bookmark-start text:name="__RefHeading___Toc932_3208514136"/>1.3 Предполагаемый результат<text:bookmark-end text:name="__RefHeading___Toc932_3208514136"/></text:h>
            </text:list-item>
          </text:list>
        </text:list-item>
      </text:list>
      <text:p text:style-name="Text_20_body">В качестве результата прохождения практики ожидается получить код на языке Java, который будет упрощенно имитировать работу движка базы данных. Код должен поддержи<text:span text:style-name="T52">ва</text:span>ть основной функционал, описанный в техническом задании к ВКР, а именно: операции по выборке, агрегации, композиции, фильтрации реляционных данных.</text:p>
      <text:list xml:id="list110854047067874" text:continue-numbering="true" text:style-name="WWNum1">
        <text:list-item>
          <text:list>
            <text:list-item>
              <text:h text:style-name="P8" text:outline-level="2"><text:bookmark-start text:name="__RefHeading___Toc967_3208514136"/><text:span text:style-name="T34">1.4 Описание организации</text:span><text:bookmark-end text:name="__RefHeading___Toc967_3208514136"/></text:h>
            </text:list-item>
          </text:list>
        </text:list-item>
      </text:list>
      <text:p text:style-name="Text_20_body"><text:span text:style-name="T39">ФГБУН систем информатики им. А.П. Ершова СО РАН (ИСИ СО РАН) - это научно-исследовательское учреждение, которое является одним из ведущих институтов в области информатики и вычислительной техники в России.</text:span></text:p>
      <text:p text:style-name="P37"><text:tab/>Институт имеет широкий спектр подразделений и научных лабораторий. Занимается разработкой и применением передовых информационных и коммуникационных технологий, решением комплексных научно-инженерных задач в области информатики, проведением исследований, разработкой программных продуктов, созданием интеллектуальных систем, разработкой алгоритмов и методов обработки данных, а также разработкой систем защиты информац<text:span text:style-name="T37">ии и </text:span><text:span text:style-name="T38">к</text:span><text:span text:style-name="Emphasis"><text:span text:style-name="T50">ибербезопаснос</text:span></text:span><text:span text:style-name="T37">ти.</text:span></text:p>
      <text:list xml:id="list110854566920644" text:continue-list="list3279735397" text:style-name="WWNum2">
        <text:list-item>
          <text:h text:style-name="P5" text:outline-level="1"><text:bookmark-start text:name="__RefHeading___Toc1378_3208514136"/>2. ОПИСАНИЕ ПРАКТИЧЕСКОЙ ДЕЯТЕЛЬНОСТИ<text:bookmark-end text:name="__RefHeading___Toc1378_3208514136"/></text:h>
        </text:list-item>
      </text:list>
      <text:p text:style-name="Text_20_body">В рамках прох<text:span text:style-name="T47">ождения п</text:span><text:span text:style-name="T7">роизводственной, научно-исследовательской практики</text:span> я решал следующие профессиональные задачи:</text:p>
      <text:list xml:id="list110854050777825" text:continue-list="list110854047067874" text:style-name="WWNum1">
        <text:list-item>
          <text:list>
            <text:list-item>
              <text:h text:style-name="P8" text:outline-level="2"><text:bookmark-start text:name="__RefHeading___Toc2259_3208514136"/>2.1 Профессиональные задачи<text:bookmark-end text:name="__RefHeading___Toc2259_3208514136"/></text:h>
            </text:list-item>
          </text:list>
        </text:list-item>
      </text:list>
      <text:list xml:id="list110853368962524" text:continue-list="list110854566920644" text:style-name="WWNum2">
        <text:list-item>
          <text:list>
            <text:list-item>
              <text:list>
                <text:list-item>
                  <text:h text:style-name="P11" text:outline-level="3"><text:bookmark-start text:name="__RefHeading___Toc2244_3208514136"/>2.1.1 Разработка модуля чтения данных из промышленной реляционной базы данных<text:bookmark-end text:name="__RefHeading___Toc2244_3208514136"/></text:h>
                </text:list-item>
              </text:list>
            </text:list-item>
          </text:list>
        </text:list-item>
      </text:list>
      <text:p text:style-name="Text_20_body">В первую очередь для реализации задуманных целей было необходимо прочитать данные из реляционного хранилища. Для этих целей я воспользовался существующим коннектором для подключения к системам баз данных для языка Java — JDBC. JDBC предоставляет интерфейс для чтения и модификации реляционных данных. Чтение происходит согласно конфигурируемым параметрам - создается DataSource, после чего из соответствующей схемы происходит чтение всех таблиц и индексов этих таблиц (для предо<text:span text:style-name="T52">т</text:span>вращения переполнения оперативной памяти предусмотрены лимиты). Прочитанные данные отображаются во внутреннюю структуру, описанную далее.</text:p>
      <text:list xml:id="list110855361579694" text:continue-numbering="true" text:style-name="WWNum2">
        <text:list-item>
          <text:list>
            <text:list-item>
              <text:list>
                <text:list-item>
                  <text:h text:style-name="P11" text:outline-level="3"><text:bookmark-start text:name="__RefHeading___Toc2248_3208514136"/>2.1.2 Разработка отображения данных в опер<text:span text:style-name="T52">а</text:span>тивную память<text:bookmark-end text:name="__RefHeading___Toc2248_3208514136"/></text:h>
                </text:list-item>
              </text:list>
            </text:list-item>
          </text:list>
        </text:list-item>
      </text:list>
      <text:p text:style-name="Text_20_body">Отображение данных — один из ключевых элементов системы. Отображение должно быть хорошо продумано для дальнейше<text:span text:style-name="T52">г</text:span>о комфортного использования в рамках системы и не должно занимать много места относительно полезной нагрузки — объем чистых данных к объему отображения занимаемым этими данными (данные должны храниться наиболее оптимально, поскольку оперативная память ограничена). Было принято ре<text:span text:style-name="T52">ш</text:span>ение о выделении интерфейса «Value» - регламентирующего взаимодействие со значениями, хранящимися в отображении. Этот интерфейс имплементируют обертки над конкретными типами данных<text:span text:style-name="T43"> (</text:span><text:span text:style-name="T44">BooleanValue, DoubleNumber, FloatNumber, IntegerNumber, LongNumber, NullValue, StringValue, TimestampValue, BigDecimalNumber</text:span><text:span text:style-name="T43">). </text:span>Обертки нужны для дальнейшего применения Visitor-а для валидации выражений, подстановки значений в выражения и просчитывания этих выражений. </text:p>
      <text:p text:style-name="Text_20_body">Также был выделен основной интерфейс выр<text:span text:style-name="T43">ажения - «</text:span><text:span text:style-name="T44">Expression</text:span><text:span text:style-name="T43">», который реализовывается (расширяется) следующими классами: Value, SubTable, Column, </text:span><text:span text:style-name="T44">UnaryOperation, BinaryOperation, TernaryOperation, ExpressionList. Все это нужно для корректной и удобной реализации Join-ов разных видов и операции фильтрации (Where).</text:span></text:p>
      <text:p text:style-name="Text_20_body"><text:span text:style-name="T44">Все прочитанные значения из базы данных хранятся в отображении в строго типизированном виде, что позволяет использовать полиморфизм в полном объеме.</text:span></text:p>
      <text:list xml:id="list110853823320052" text:continue-numbering="true" text:style-name="WWNum2">
        <text:list-item>
          <text:list>
            <text:list-item>
              <text:list>
                <text:list-item>
                  <text:h text:style-name="P11" text:outline-level="3"><text:bookmark-start text:name="__RefHeading___Toc2248_32085141361"/>2.1.3 Разработка интерфейса управления данными <text:bookmark-end text:name="__RefHeading___Toc2248_32085141361"/></text:h>
                </text:list-item>
              </text:list>
            </text:list-item>
          </text:list>
        </text:list-item>
      </text:list>
      <text:p text:style-name="Text_20_body">Помимо данных было необходимо реализовать операции над этими данными. Все операции (From, Where, Select, OrderBy, GroupBy, Offset, Limit, Distinct, InnerJoin, FullJoin, LeftJoin, RightJoin, Alias, CreateIndex, DropIndex) реализуют интерфейс «Command», обладающий единственным публичным методом, которых принимает на вход таблицу и возвращает таблицу. Таким образом, набор команд формирует таблицу (В любом наборе команд From стоит на первом месте, так так именно он создает начальную таблицу). Благодаря такому подходу можно довольно просто реализовать кеширование таблиц (нет необходимости сохранять ссылку на саму таблицу и сравнивать потом две таблицы (операция сравнения таблиц очень дорогостоящая), можно просто запомнить последовательность операций над данными, которая детерминировано приведет к тому же результату). Кроме того, такой подход к организации управления данными позволяет <text:soft-page-break/>относительно просто реализовать ф<text:span text:style-name="T52">у</text:span>нкционал подзапросов.</text:p>
      <text:list xml:id="list110853444677302" text:continue-numbering="true" text:style-name="WWNum2">
        <text:list-item>
          <text:list>
            <text:list-item>
              <text:list>
                <text:list-item>
                  <text:h text:style-name="P11" text:outline-level="3"><text:bookmark-start text:name="__RefHeading___Toc2248_320851413611"/>2.1.4 Разработка операций по выборке, агрегации, композиции, фильтрации данных<text:bookmark-end text:name="__RefHeading___Toc2248_320851413611"/></text:h>
                </text:list-item>
              </text:list>
            </text:list-item>
          </text:list>
        </text:list-item>
      </text:list>
      <text:p text:style-name="Text_20_body">Это наиболее сложная в реализации часть, так как необходимо реализовывать алгоритмы, которые будут приводить данные из одного состояния в другое точно так же как это делают промышленные базы данных. В рамках этой части были реализованы Join-ы разных видов (внутренн<text:span text:style-name="T52">и</text:span>й, полный, левый, правый) и внутренние стратегии (loop, hash, merge). Также были реализованы функции агрегации данных (Avg, Count, Identity, Max, Min, Sum), и другие важные части команд (groupBy, orderBy и др).</text:p>
      <text:list xml:id="list110853529671819" text:continue-list="list110854050777825" text:style-name="WWNum1">
        <text:list-item>
          <text:list>
            <text:list-item>
              <text:h text:style-name="P8" text:outline-level="2"/>
            </text:list-item>
          </text:list>
        </text:list-item>
      </text:list>
      <text:list xml:id="list110855213111356" text:continue-list="list110853444677302" text:style-name="WWNum2">
        <text:list-item>
          <text:h text:style-name="P5" text:outline-level="1"><text:bookmark-start text:name="__RefHeading___Toc2172_2114682792"/><text:span text:style-name="T48">4. ЗАКЛЮЧЕНИЕ</text:span><text:bookmark-end text:name="__RefHeading___Toc2172_2114682792"/></text:h>
        </text:list-item>
      </text:list>
      <text:list xml:id="list110854082911861" text:continue-list="list110853529671819" text:style-name="WWNum1">
        <text:list-item>
          <text:list>
            <text:list-item>
              <text:h text:style-name="P8" text:outline-level="2"><text:bookmark-start text:name="__RefHeading___Toc2250_32085141361"/>4.1 Результаты<text:bookmark-end text:name="__RefHeading___Toc2250_32085141361"/></text:h>
            </text:list-item>
          </text:list>
        </text:list-item>
      </text:list>
      <text:p text:style-name="Text_20_body"><text:span text:style-name="T39">В ходе производственной практики по р</text:span><text:span text:style-name="T41">е</text:span><text:span text:style-name="T42">а</text:span><text:span text:style-name="T41">лизации подсистем исполнения и а</text:span><text:span text:style-name="T42">н</text:span><text:span text:style-name="T41">ализа сложности планов SQL запросов, был реализован программные код, удовлетворяющий требованиям технического задания на ВКР и поставленным целям практики.</text:span></text:p>
      <text:p text:style-name="Text_20_body"><text:span text:style-name="T39">В ходе практики я узнал о различных подходах и методах проектирования, изучил паттерн проектирования «visitor», научился декомпозировать сложные задачи на более мелкие.</text:span></text:p>
      <text:list xml:id="list110853599420437" text:continue-numbering="true" text:style-name="WWNum1">
        <text:list-item>
          <text:list>
            <text:list-item>
              <text:h text:style-name="P9" text:outline-level="2"><text:bookmark-start text:name="__RefHeading___Toc989_1255960384"/>4.2 Выводы<text:bookmark-end text:name="__RefHeading___Toc989_1255960384"/></text:h>
            </text:list-item>
          </text:list>
        </text:list-item>
      </text:list>
      <text:p text:style-name="P35"><text:span text:style-name="T39">Отчетность по проделанной работе позволяет сделать следующие выводы:</text:span></text:p>
      <text:p text:style-name="Text_20_body"><text:span text:style-name="T39">Усвоение знаний и навыков: Практика позволила мне усвоить фундаментальные знания о предметной области, а так</text:span><text:span text:style-name="T40">ж</text:span><text:span text:style-name="T39">е ознакомиться с ключевыми концепциями и инструментами.</text:span></text:p>
      <text:p text:style-name="Text_20_body"><text:span text:style-name="T39">Развитие компетенций: В процессе работы над проектом я улучшил свои навыки в области проектирования архитектуры систем, использования языка SQL, анализа производительности запросов. Полученные навыки являются важным активом для дальнейшей карьеры в сфере разработки программного обеспечения.</text:span></text:p>
      <text:p text:style-name="Text_20_body"><text:span text:style-name="T39">Самооценка сформированности компетенций и полученных на практике знаний и навыков является положительной. Я чувствую, что справился с поставленной задачей и <text:s/>сумел применить полученные знания при планировании и реализации системы.</text:span></text:p>
      <text:list xml:id="list110853530279565" text:continue-numbering="true" text:style-name="WWNum1">
        <text:list-item>
          <text:list>
            <text:list-item>
              <text:h text:style-name="P9" text:outline-level="2"><text:bookmark-start text:name="__RefHeading___Toc991_1255960384"/>4.3 Итог практики<text:bookmark-end text:name="__RefHeading___Toc991_1255960384"/></text:h>
            </text:list-item>
          </text:list>
        </text:list-item>
      </text:list>
      <text:p text:style-name="P35"><text:span text:style-name="T39"><text:tab/>В целом, производственная практика по р</text:span><text:span text:style-name="T41">е</text:span><text:span text:style-name="T42">а</text:span><text:span text:style-name="T41">лизации подсистем исполнения и а</text:span><text:span text:style-name="T42">н</text:span><text:span text:style-name="T41">ализа сложности планов SQL запросов</text:span><text:span text:style-name="T39"> была полезной и позволила мне расширить свой кругозор в области баз данных и проектирования систем. Я получил ценный опыт работы над реальным проектом и приобрел новые знания и навыки, которые будут полезны в моей дальнейшей карьере.</text:span></text:p>
      <text:h text:style-name="P10" text:outline-level="2"/>
      <text:list xml:id="list110855224695304" text:continue-list="list110855213111356" text:style-name="WWNum2">
        <text:list-item>
          <text:h text:style-name="P6" text:outline-level="1"><text:bookmark-start text:name="__RefHeading___Toc2174_2114682792"/>Список литературы<text:bookmark-end text:name="__RefHeading___Toc2174_2114682792"/></text:h>
        </text:list-item>
      </text:list>
      <text:list xml:id="list3169749768" text:style-name="WWNum3">
        <text:list-item>
          <text:p text:style-name="P36"><text:span text:style-name="T49">Гарсиа-Молина Г., Ульман Д. Д., Уидом Д. Системы баз данных: Полный курс. – Вильямс, 2003. - 1083с.</text:span></text:p>
        </text:list-item>
        <text:list-item>
          <text:p text:style-name="P36">PostgreSQL: Документация. [Электронный ресурс] //https://postgrespro.ru/: информ.- спавочный портал. URL: <text:a xlink:type="simple" xlink:href="https://postgrespro.ru/docs/postgresql" text:style-name="Default_20_Style" text:visited-style-name="Default_20_Style">https://postgrespro.ru/docs/postgresql</text:a> (дата обращения 30.10.2023)</text:p>
        </text:list-item>
        <text:list-item>
          <text:p text:style-name="P36">Parboiled: Документация. [Электронный ресурс] <text:a xlink:type="simple" xlink:href="https://javadoc.io/doc/org.parboiled" text:style-name="Default_20_Style" text:visited-style-name="Default_20_Style">https://javadoc.io/doc/org.parboiled</text:a>: информ.-спавочный портал. URL: <text:a xlink:type="simple" xlink:href="https://javadoc.io/doc/org.parboiled/parboiled-java/latest/index.html" text:style-name="Default_20_Style" text:visited-style-name="Default_20_Style">https://javadoc.io/doc/org.parboiled/parboiled-java/latest/index.html</text:a> (дата обращения 17.11.2023)</text:p>
        </text:list-item>
        <text:list-item>
          <text:p text:style-name="P36">ANTLR 4 Runtime 4.13.1: Документация. [Электронный ресурс] https://www.antlr.org/: информ.-спавочный портал. URL: <text:a xlink:type="simple" xlink:href="https://www.antlr.org/api/Java/index.html" text:style-name="Default_20_Style" text:visited-style-name="Default_20_Style">https://www.antlr.org/api/Java/index.html</text:a> (дата обращения 17.11.2023)</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ffffff" style:writing-mode="lr-tb"/>
      <style:text-properties style:use-window-font-color="true" loext:opacity="0%"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family="'Times New Roman'" style:font-family-generic="roman" style:font-pitch="variable" fo:font-size="12pt" fo:font-weight="normal" style:font-name-asian="Times New Roman2" style:font-family-asian="'Times New Roman'" style:font-family-generic-asian="system" style:font-pitch-asian="variable" style:font-size-asian="12pt" style:language-asian="ru" style:country-asian="RU" style:font-weight-asian="normal" style:font-name-complex="Times New Roman2" style:font-family-complex="'Times New Roman'" style:font-family-generic-complex="system" style:font-pitch-complex="variable" style:font-size-complex="10pt"/>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Заголовок" style:next-style-name="Text_20_body" style:default-outline-level="1" style:list-style-name="WWNum2" style:list-level="1" style:class="text">
      <style:paragraph-properties fo:margin-top="0.1665in" fo:margin-bottom="0.0835in" style:contextual-spacing="false" fo:text-align="center" style:justify-single-word="false"/>
      <style:text-properties style:font-name="Times New Roman1" fo:font-family="'Times New Roman'" style:font-family-generic="swiss" style:font-pitch="variable" fo:font-size="16pt" fo:font-weight="normal" style:font-size-asian="16pt" style:font-weight-asian="normal" style:font-size-complex="18pt" style:font-weight-complex="bold"/>
    </style:style>
    <style:style style:name="Heading_20_2" style:display-name="Heading 2" style:family="paragraph" style:parent-style-name="Заголовок" style:next-style-name="Text_20_body" style:default-outline-level="2" style:list-style-name="WWNum1" style:list-level="2" style:class="text">
      <style:paragraph-properties fo:margin-left="0in" fo:margin-right="0in" fo:margin-top="0.2362in" fo:margin-bottom="0.0835in" style:contextual-spacing="false" fo:text-indent="0in" style:auto-text-indent="false"/>
      <style:text-properties style:font-name="Times New Roman1" fo:font-family="'Times New Roman'" style:font-family-generic="swiss" style:font-pitch="variable" fo:font-size="14pt" fo:font-weight="normal" style:font-size-asian="14pt" style:font-weight-asian="normal" style:font-size-complex="16pt" style:font-weight-complex="bold"/>
    </style:style>
    <style:style style:name="Heading_20_3" style:display-name="Heading 3" style:family="paragraph" style:parent-style-name="Заголовок" style:next-style-name="Text_20_body" style:default-outline-level="3" style:list-style-name="WWNum2" style:list-level="3" style:class="text">
      <style:paragraph-properties fo:margin-top="0.1575in" fo:margin-bottom="0.0835in" style:contextual-spacing="false" fo:text-align="start" style:justify-single-word="false"/>
      <style:text-properties style:font-name="Times New Roman1" fo:font-family="'Times New Roman'" style:font-family-generic="swiss" style:font-pitch="variable" fo:font-size="13pt" fo:font-weight="normal" style:font-size-asian="13pt" style:font-weight-asian="normal" style:font-size-complex="14pt" style:font-weight-complex="bold"/>
    </style:style>
    <style:style style:name="Заголовок"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Указатель" style:family="paragraph" style:parent-style-name="Standard">
      <style:paragraph-properties text:number-lines="false" text:line-number="0"/>
      <style:text-properties style:font-name-complex="Lohit Devanagari1" style:font-family-complex="'Lohit Devanagari'" style:font-family-generic-complex="system" style:font-pitch-complex="variable"/>
    </style:style>
    <style:style style:name="Колонтитул" style:family="paragraph" style:parent-style-name="Standard">
      <style:paragraph-properties text:number-lines="false" text:line-number="0">
        <style:tab-stops>
          <style:tab-stop style:position="3.4453in" style:type="center"/>
          <style:tab-stop style:position="6.8909in" style:type="right"/>
        </style:tab-stops>
      </style:paragraph-properties>
    </style:style>
    <style:style style:name="Header_20_and_20_Footer" style:display-name="Header and Footer" style:family="paragraph" style:parent-style-name="Standard" style:class="extra"/>
    <style:style style:name="Footer" style:family="paragraph" style:parent-style-name="Колонтитул" style:class="extra">
      <style:paragraph-properties text:number-lines="false" text:line-number="0"/>
    </style:style>
    <style:style style:name="Index_20_Heading" style:display-name="Index Heading" style:family="paragraph" style:parent-style-name="Заголовок"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Указатель"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Указатель"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Указатель"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Заголовок" style:next-style-name="Text_20_body" style:class="chapter">
      <style:paragraph-properties fo:text-align="center" style:justify-single-word="false"/>
      <style:text-properties style:font-name="Times New Roman" fo:font-family="'Times New Roman'" style:font-family-generic="roman" style:font-pitch="variable" fo:font-size="15pt" fo:font-weight="normal" style:font-size-asian="15pt" style:font-weight-asian="normal" style:font-size-complex="28pt" style:font-weight-complex="bold"/>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language-asian="ru" style:country-asian="RU" style:font-weight-asian="bold" style:font-name-complex="Times New Roman2" style:font-family-complex="'Times New Roman'" style:font-family-generic-complex="system" style:font-pitch-complex="variable" style:font-size-complex="10pt"/>
    </style:style>
    <style:style style:name="Интернет-ссылка" style:family="text" style:parent-style-name="Default_20_Paragraph_20_Font">
      <style:text-properties fo:color="#0000ff" loext:opacity="100%" style:text-underline-style="solid" style:text-underline-width="auto" style:text-underline-color="font-color"/>
    </style:style>
    <style:style style:name="Ссылка_20_указателя" style:display-name="Ссылка указателя" style:family="text"/>
    <style:style style:name="Буквица" style:family="text"/>
    <style:style style:name="Выделение" style:family="text">
      <style:text-properties fo:font-style="italic" style:font-style-asian="italic" style:font-style-complex="italic"/>
    </style:style>
    <style:style style:name="Символ_20_нумерации" style:display-name="Символ нумерации"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11in" fo:margin-right="0.393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744in" fo:margin-left="0in" fo:margin-right="0in" fo:margin-top="0.334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1" draw:style-name="Mdp1" style:next-style-name="Standard">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7T02:10:00</meta:creation-date>
    <meta:initial-creator>user</meta:initial-creator>
    <dc:language>ru-RU</dc:language>
    <dc:date>2024-03-29T11:08:53.168883811</dc:date>
    <meta:editing-cycles>36</meta:editing-cycles>
    <meta:editing-duration>PT2H51M35S</meta:editing-duration>
    <meta:generator>LibreOffice/7.3.7.2$Linux_X86_64 LibreOffice_project/30$Build-2</meta:generator>
    <meta:document-statistic meta:table-count="0" meta:image-count="0" meta:object-count="0" meta:page-count="7" meta:paragraph-count="91" meta:word-count="1172" meta:character-count="10231" meta:non-whitespace-character-count="8671"/>
    <meta:user-defined meta:name="AppVersion">15.0000</meta:user-defined>
    <meta:template xlink:type="simple" xlink:actuate="onRequest" xlink:title="Normal" xlink:href=""/>
  </office:meta>
</office:document-meta>
</file>